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Noto Sans Devanagari" svg:font-family="'Noto Sans Devanagari'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1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Devanagari" style:font-size-asian="10pt" style:language-asian="hi" style:country-asian="IN" style:font-style-asian="normal" style:font-weight-asian="bold" style:font-name-complex="Noto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0pt" style:language-asian="hi" style:country-asian="IN" style:font-style-asian="normal" style:font-weight-asian="normal" style:font-name-complex="Noto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arial" fo:font-size="10pt" style:font-size-asian="10pt" style:font-size-complex="10pt"/>
      <style:map style:condition="cell-content()=0" style:apply-style-name="Untitled1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>
            <text:p>Property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Fastmail</text:p>
          </table:table-cell>
          <table:table-cell table:style-name="ce4" office:value-type="string" calcext:value-type="string">
            <text:p>RFC v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TACH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ID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NAGED-ID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MTTYP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ATTENDE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N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UTYPE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NG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OLE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RTSTAT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SVP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LEGATED-TO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LEGATED-FROM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EMBER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IR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CHEDULE-AGENT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CHEDULE-FORCE-SEND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CHEDULE-STATU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ENT-BY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SCALE</text:p>
          </table:table-cell>
          <table:table-cell table:style-name="ce2"/>
          <table:table-cell table:number-columns-repeated="2" table:style-name="ce5"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EGORIES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LO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MPLETED</text:p>
          </table:table-cell>
          <table:table-cell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NFERENC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CONTACT</text:p>
          </table:table-cell>
          <table:table-cell table:style-name="ce2"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LTREP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NG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CREATED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NG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TEND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/>
          <table:table-cell office:value-type="string" calcext:value-type="string">
            <text:p>TZID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TSTAMP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TSTART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ZID</text:p>
          </table:table-cell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E</text:p>
          </table:table-cell>
          <table:table-cell table:style-name="ce2"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URATION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XDAT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XRUL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GEO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LAST-MODIFIED</text:p>
          </table:table-cell>
          <table:table-cell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OCATION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ORGANIZE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PERCENT-COMPLETE</text:p>
          </table:table-cell>
          <table:table-cell table:style-name="ce2"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IORITY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DID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DAT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CURRENCE-I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RELATED-TO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ELTYP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RESOURCES</text:p>
          </table:table-cell>
          <table:table-cell table:style-name="ce2"/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RUL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QUENCE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TUS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MMARY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NG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TRANSP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D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RL</text:p>
          </table:table-cell>
          <table:table-cell/>
          <table:table-cell table:number-columns-repeated="2" table:style-name="ce5" office:value-type="string" calcext:value-type="string">
            <text:p>x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2:Sheet1.D67">
            <calcext:condition calcext:apply-style-name="Untitled1" calcext:value="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Noto Sans Devanagari" svg:font-family="'Noto Sans Devanagari'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12:47:42.973307650</meta:creation-date>
    <dc:date>2021-01-19T13:03:17.815250523</dc:date>
    <meta:editing-duration>PT2M11S</meta:editing-duration>
    <meta:editing-cycles>1</meta:editing-cycles>
    <meta:document-statistic meta:table-count="1" meta:cell-count="170" meta:object-count="0"/>
    <meta:generator>LibreOffice/6.1.5.2$Linux_X86_64 LibreOffice_project/10$Build-2</meta:generator>
  </office:meta>
</office:document-meta>
</file>